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Body">
      <style:paragraph-properties fo:line-height="200%"/>
    </style:style>
    <style:style style:name="P2" style:family="paragraph" style:parent-style-name="HA" style:master-page-name="Standard"/>
    <style:style style:name="P3" style:family="paragraph" style:parent-style-name="BodyNoIndent">
      <style:paragraph-properties fo:line-height="200%"/>
    </style:style>
    <style:style style:name="P4" style:family="paragraph" style:parent-style-name="BL1">
      <style:paragraph-properties fo:line-height="200%"/>
    </style:style>
    <style:style style:name="P5" style:family="paragraph" style:parent-style-name="BL">
      <style:paragraph-properties fo:line-height="200%"/>
    </style:style>
    <style:style style:name="P6" style:family="paragraph" style:parent-style-name="BX">
      <style:paragraph-properties fo:line-height="200%"/>
    </style:style>
    <style:style style:name="P7" style:family="paragraph" style:parent-style-name="HC">
      <style:paragraph-properties fo:line-height="200%"/>
    </style:style>
    <style:style style:name="P8" style:family="paragraph" style:parent-style-name="NoteH">
      <style:paragraph-properties fo:line-height="200%"/>
    </style:style>
    <style:style style:name="P9" style:family="paragraph" style:parent-style-name="NOX">
      <style:paragraph-properties fo:line-height="200%"/>
    </style:style>
    <style:style style:name="P10" style:family="paragraph" style:parent-style-name="HD">
      <style:paragraph-properties fo:line-height="200%"/>
    </style:style>
    <style:style style:name="P11" style:family="paragraph" style:parent-style-name="Quotation">
      <style:paragraph-properties fo:line-height="200%"/>
    </style:style>
    <style:style style:name="P12" style:family="paragraph" style:parent-style-name="UL1">
      <style:paragraph-properties fo:line-height="200%"/>
    </style:style>
    <style:style style:name="P13" style:family="paragraph" style:parent-style-name="UL">
      <style:paragraph-properties fo:line-height="200%"/>
    </style:style>
    <style:style style:name="P14" style:family="paragraph" style:parent-style-name="ULX">
      <style:paragraph-properties fo:line-height="200%"/>
    </style:style>
    <style:style style:name="P15" style:family="paragraph" style:parent-style-name="NL1">
      <style:paragraph-properties fo:line-height="200%"/>
    </style:style>
    <style:style style:name="P16" style:family="paragraph" style:parent-style-name="NLX">
      <style:paragraph-properties fo:line-height="200%"/>
    </style:style>
    <style:style style:name="P17" style:family="paragraph" style:parent-style-name="NO">
      <style:paragraph-properties fo:line-height="200%"/>
    </style:style>
    <style:style style:name="P18" style:family="paragraph" style:parent-style-name="NL">
      <style:paragraph-properties fo:line-height="200%"/>
    </style:style>
    <style:style style:name="P19" style:family="paragraph" style:parent-style-name="HD">
      <style:paragraph-properties fo:margin-top="0.25in" fo:margin-bottom="0in" fo:line-height="200%"/>
    </style:style>
    <style:style style:name="P20" style:family="paragraph" style:parent-style-name="BL1">
      <style:paragraph-properties fo:margin-left="0in" fo:margin-right="0.5in" fo:line-height="200%" fo:text-indent="0in" style:auto-text-indent="false">
        <style:tab-stops>
          <style:tab-stop style:position="0.5in"/>
        </style:tab-stops>
      </style:paragraph-properties>
    </style:style>
    <style:style style:name="T1" style:family="text" style:parent-style-name="Comment_20_Reference">
      <style:text-properties fo:color="#000000" fo:font-style="italic" style:font-style-asian="italic"/>
    </style:style>
    <style:style style:name="T2" style:family="text" style:parent-style-name="Comment_20_Reference">
      <style:text-properties fo:color="#000000" style:font-name="Arial"/>
    </style:style>
    <style:style style:name="T3" style:family="text" style:parent-style-name="Comment_20_Reference">
      <style:text-properties fo:color="#000000" fo:font-weight="bold" style:font-weight-asian="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parent-style-name="Comment_20_Reference">
      <style:text-properties fo:color="#000000"/>
    </style:style>
    <style:style style:name="T7" style:family="text">
      <style:text-properties fo:font-style="italic" style:font-style-asian="italic"/>
    </style:style>
    <style:style style:name="T8" style:family="text">
      <style:text-properties style:font-size-complex="9pt"/>
    </style:style>
    <style:style style:name="T9" style:family="text" style:parent-style-name="Strong_20_Emphasis">
      <style:text-properties fo:font-style="italic" fo:font-weight="normal" style:font-style-asian="italic" style:font-weight-asian="normal"/>
    </style:style>
    <style:style style:name="T10" style:family="text" style:parent-style-name="Strong_20_Emphasis">
      <style:text-properties fo:font-weight="normal" style:font-weight-asian="normal"/>
    </style:style>
    <style:style style:name="T11" style:family="text" style:parent-style-name="Strong_20_Emphasis">
      <style:text-properties fo:font-weight="normal" style:font-weight-asian="normal" style:font-weight-complex="normal"/>
    </style:style>
    <style:style style:name="T12" style:family="text" style:parent-style-name="Strong_20_Emphasis">
      <style:text-properties style:font-weight-complex="normal"/>
    </style:style>
    <style:style style:name="T13" style:family="text">
      <style:text-properties fo:font-weight="bold" style:font-weight-asian="bold"/>
    </style:style>
  </office:automatic-styles>
  <office:body>
    <office:text>
      <text:tracked-changes>
        <text:changed-region text:id="ct150327864">
          <text:insertion>
            <office:change-info>
              <dc:creator>Nancy</dc:creator>
              <dc:date>2006-05-24T12:51:00</dc:date>
            </office:change-info>
          </text:insertion>
        </text:changed-region>
        <text:changed-region text:id="ct150578320">
          <text:deletion>
            <office:change-info>
              <dc:creator>Nancy</dc:creator>
              <dc:date>2006-05-24T12:52:00</dc:date>
            </office:change-info>
            <text:p text:style-name="P1"><text:span text:style-name="Strong_20_Emphasis">Please note:</text:span> </text:p>
          </text:deletion>
        </text:changed-region>
        <text:changed-region text:id="ct149965944">
          <text:insertion>
            <office:change-info>
              <dc:creator>Nancy</dc:creator>
              <dc:date>2006-05-24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endix B<text:span text:style-name="T1"><office:annotation><dc:creator>Nancy</dc:creator><dc:date>2006-11-02T00:00:00</dc:date><text:p>CN</text:p></office:annotation></text:span></text:p>
      <text:p text:style-name="HB">Ubuntu Foundation Documents<text:span text:style-name="T1"><office:annotation><dc:creator>Nancy</dc:creator><dc:date>2006-11-02T00:00:00</dc:date><text:p>CT</text:p></office:annotation></text:span></text:p>
      <text:p text:style-name="P3">This appendix contains the foundation documents for the Ubuntu project. The Canonical Ltd. location for each of these documents is the Ubuntu Web site, and any updated versions can be found there. These documents are presented verbatim except where wording or presentation assumed a Web-based reading. The appendix contains the following documents:</text:p>
      <text:p text:style-name="P4"><text:tab/>Code <text:span text:style-name="T2"><office:annotation><dc:creator>Nancy</dc:creator><dc:date>2006-11-02T00:00:00</dc:date><text:p>BL</text:p></office:annotation></text:span>of Conduct</text:p>
      <text:p text:style-name="P5"><text:tab/>Ubuntu <text:span text:style-name="T2"><office:annotation><dc:creator>Nancy</dc:creator><dc:date>2006-11-02T00:00:00</dc:date><text:p>BL</text:p></office:annotation></text:span>Philosophy</text:p>
      <text:p text:style-name="P5"><text:tab/>Description <text:span text:style-name="T2"><office:annotation><dc:creator>Nancy</dc:creator><dc:date>2006-11-02T00:00:00</dc:date><text:p>BL</text:p></office:annotation></text:span>of Ubuntu Components</text:p>
      <text:p text:style-name="P6"><text:tab/>Ubuntu <text:span text:style-name="T2"><office:annotation><dc:creator>Nancy</dc:creator><dc:date>2006-11-02T00:00:00</dc:date><text:p>BL</text:p></office:annotation></text:span>License Policy</text:p>
      <text:p text:style-name="P7">Code of Conduct<text:span text:style-name="T1"><office:annotation><dc:creator>Nancy</dc:creator><dc:date>2006-11-02T00:00:00</dc:date><text:p>HA</text:p></office:annotation></text:span></text:p>
      <text:p text:style-name="P3">Ubuntu is an African concept of “humanity toward others.” It’s “the belief in a universal bond of sharing that connects all humanity.” The same ideas are central to the way the Ubuntu community collaborates. Members of the Ubuntu community need to work together effectively, and this Code of Conduct lays down the “ground rules” for our cooperation.</text:p>
      <text:p text:style-name="P8">Note<text:span text:style-name="T3"><office:annotation><dc:creator>Nancy</dc:creator><dc:date>2006-11-02T00:00:00</dc:date><text:p>NoteH</text:p></office:annotation></text:span></text:p>
      <text:p text:style-name="P9">The latest version of the <text:span text:style-name="T4">Code of Conduct</text:span><text:span text:style-name="T5"> </text:span>can be found at: <text:a xlink:type="simple" xlink:href="http://www.ubuntu.com/community/conduct"><text:span text:style-name="Internet_20_link">www.ubuntu.com/community/conduct</text:span></text:a><text:span text:style-name="T6"><office:annotation><dc:creator>Nancy</dc:creator><dc:date>2006-11-02T00:00:00</dc:date><text:p>NO</text:p></office:annotation></text:span></text:p>
      <text:p text:style-name="P10"><text:bookmark-start text:name="introduction"/><text:bookmark-end text:name="introduction"/>Introduction<text:span text:style-name="T3"><office:annotation><dc:creator>Nancy</dc:creator><dc:date>2006-11-02T00:00:00</dc:date><text:p>HB</text:p></office:annotation></text:span></text:p>
      <text:p text:style-name="P3">Desmond Tutu described Ubuntu in the following way:</text:p>
      <text:p text:style-name="P11">A person <text:span text:style-name="T2"><office:annotation><dc:creator>Nancy</dc:creator><dc:date>2006-11-02T00:00:00</dc:date><text:p>PE: Do we need/have permissions on this passage?</text:p></office:annotation></text:span>with Ubuntu is open and available to others, affirming of others, does not feel threatened that others are able and good, for he or she has a proper self-assurance that comes from knowing that he or she belongs in a greater whole.</text:p>
      <text:p text:style-name="P11">–Archbishop Desmond Tutu, in <text:span text:style-name="T7">No Future Without Forgivenes</text:span><text:span text:style-name="T2"><office:annotation><dc:creator>Nancy</dc:creator><dc:date>2006-11-02T00:00:00</dc:date><text:p>EPI</text:p></office:annotation></text:span><text:span text:style-name="T7">s</text:span></text:p>
      <text:p text:style-name="P1">We chose the name Ubuntu for this distribution because we think it captures perfectly the spirit of sharing and cooperation that is at the heart of the Open Source movement. In the free software world, we collaborate freely on a volunteer basis to build software for everyone’s benefit. We improve on the work of others, which we have been given freely, and then share our improvements on the same basis.</text:p>
      <text:p text:style-name="P1">That collaboration depends on good relationships between developers. To this end, we’ve agreed on the following Code of Conduct to help define the ways that we think collaboration and cooperation should work. </text:p>
      <text:p text:style-name="P7">Ubuntu Code of Conduct<text:span text:style-name="T1"><office:annotation><dc:creator>Nancy</dc:creator><dc:date>2006-11-02T00:00:00</dc:date><text:p>HA</text:p></office:annotation></text:span></text:p>
      <text:p text:style-name="P3">This Code of Conduct covers your behavior as a member of the Ubuntu Community, in any forum, mailing list, wiki, Web site, IRC channel, install-fest, public meeting, or private correspondence. The Ubuntu Community Council will arbitrate in any dispute over the conduct of a member of the community.</text:p>
      <text:p text:style-name="P12"><text:span text:style-name="Strong_20_Emphasis">Be considerate</text:span>. Your work will be used by other people, and you in turn will depend on the work of others. Any decision you make will affect users and colleagues, and we expect you to take those consequences into account when making decisions. For example, when we are in a feature freeze, please don’t upload dramatically new versions of critical system software, as other people will be testing the frozen system and not be expecting big changes.</text:p>
      <text:p text:style-name="P13"><text:span text:style-name="Strong_20_Emphasis">Be respectful</text:span>. The Ubuntu community and its members treat one another with respect. Everyone can make a valuable contribution to Ubuntu. We may not always agree, but disagreement is no excuse for poor behavior and poor manners. We might all experience some frustration now and then, but we cannot allow that frustration to turn into a personal attack. It’s important to remember that a community where people feel uncomfortable or threatened is not a productive one. We expect members of the Ubuntu community to be respectful when dealing with other contributors as well as with people outside the Ubuntu project, and with users of Ubuntu.</text:p>
      <text:p text:style-name="P13"><text:span text:style-name="Strong_20_Emphasis">Be collaborative</text:span>. Ubuntu and free software are about collaboration and working together. Collaboration reduces redundancy of work done in the free software world, and improves the quality of the software produced. You should aim to collaborate with other Ubuntu maintainers, as well as with the upstream community that is interested in the work you do. Your work should be done transparently, and patches from Ubuntu should be given back to the community when they are made, not just when the distribution releases. If you wish to work on new code for existing upstream projects, at least keep those projects informed of your ideas and progress. It may not be possible to get consensus from upstream or even from your colleagues about the correct implementation of an idea, so don’t feel obliged to have that agreement before you begin, but at least keep the outside world informed of your work, and publish your work in a way that allows outsiders to test, discuss, and contribute to your efforts.</text:p>
      <text:p text:style-name="P13"><text:span text:style-name="Strong_20_Emphasis">When you disagree, consult others</text:span>. Disagreements, both political and technical, happen all the time, and the Ubuntu community is no exception. The important goal is not to avoid disagreements or differing views but to resolve them constructively. You should turn to the community and to the community process to seek advice and to resolve disagreements. We have the Technical Board and the Community Council, both of which will help to decide the right course for Ubuntu. There are also several Project Teams and Team Leaders who may be able to help you figure out which direction will be most acceptable. If you really want to go a different way, then we encourage you to make a derivative distribution or alternative set of packages available using the Ubuntu Package Management framework, so that the community can try out your changes and ideas for itself and contribute to the discussion.</text:p>
      <text:p text:style-name="P13"><text:span text:style-name="Strong_20_Emphasis">When you are unsure, ask for help</text:span>. Nobody knows everything, and nobody is expected to be perfect in the Ubuntu community (except of course the SABDFL). Asking questions avoids many problems down the road, and so questions are encouraged. Those who are asked should be responsive and helpful. However, when asking a question, care must be taken to do so in an appropriate forum. Off-topic questions, such as requests for help on a development mailing list, detract from productive discussion.</text:p>
      <text:p text:style-name="P14"><text:span text:style-name="Strong_20_Emphasis">Step down considerately</text:span>. Developers on every project come and go and Ubuntu is no different. When you leave or disengage from the project, in whole or in part, we ask that you do so in a way that minimizes disruption to the project. This means you should tell people you are leaving and take the proper steps to ensure that others can pick up where you leave off.</text:p>
      <text:p text:style-name="P10"><text:bookmark-start text:name="mailing-lists-and-web-forums"/><text:bookmark-end text:name="mailing-lists-and-web-forums"/>Mailing Lists and Web Forums<text:span text:style-name="T3"><office:annotation><dc:creator>Nancy</dc:creator><dc:date>2006-11-02T00:00:00</dc:date><text:p>HB</text:p></office:annotation></text:span></text:p>
      <text:p text:style-name="P3">Mailing lists and Web forums are an important part of the Ubuntu community platform. This Code of Conduct applies very much to your behavior in those forums too. Please follow these guidelines in addition to the general Code of Conduct:</text:p>
      <text:p text:style-name="P15">1.<text:tab/>Please <text:span text:style-name="T2"><office:annotation><dc:creator>Nancy</dc:creator><dc:date>2006-11-02T00:00:00</dc:date><text:p>NL</text:p></office:annotation></text:span>use a valid e-mail address to which direct responses can be made. </text:p>
      <text:p text:style-name="P16">2.<text:tab/>Please <text:span text:style-name="T2"><office:annotation><dc:creator>Nancy</dc:creator><dc:date>2006-11-02T00:00:00</dc:date><text:p>NL</text:p></office:annotation></text:span>avoid flame wars, trolling, personal attacks, and repetitive arguments. On technical matters the Technical Review Board can make a final decision. On matters of community governance, the Community Council can make a final decision. </text:p>
      <text:p text:style-name="P7"><text:bookmark-start text:name="ubuntu-philosophy"/><text:bookmark-end text:name="ubuntu-philosophy"/>Ubuntu Philosophy<text:span text:style-name="T1"><office:annotation><dc:creator>Nancy</dc:creator><dc:date>2006-11-02T00:00:00</dc:date><text:p>HA</text:p></office:annotation></text:span></text:p>
      <text:p text:style-name="P3">Our work on Ubuntu is driven by a philosophy of software freedom that we hope will spread and bring the benefits of software technology to all parts of the globe.</text:p>
      <text:p text:style-name="P8">Note<text:span text:style-name="T3"><office:annotation><dc:creator>Nancy</dc:creator><dc:date>2006-11-02T00:00:00</dc:date><text:p>NoteH</text:p></office:annotation></text:span></text:p>
      <text:p text:style-name="P17">The latest version of the <text:span text:style-name="T4">Ubuntu Philosophy</text:span><text:span text:style-name="T5"> </text:span>can be found at: <text:a xlink:type="simple" xlink:href="http://www.ubuntu.com/community/conduct"><text:span text:style-name="Internet_20_link">www.ubuntu.com/ubuntu/philosophy</text:span></text:a><text:span text:style-name="T6"><office:annotation><dc:creator>Nancy</dc:creator><dc:date>2006-11-02T00:00:00</dc:date><text:p>NO</text:p></office:annotation></text:span></text:p>
      <text:p text:style-name="P10"><text:bookmark-start text:name="free-and-open-source-software"/><text:bookmark-end text:name="free-and-open-source-software"/>Free and Open Source Software<text:span text:style-name="T3"><office:annotation><dc:creator>Nancy</dc:creator><dc:date>2006-11-02T00:00:00</dc:date><text:p>HB</text:p></office:annotation></text:span></text:p>
      <text:p text:style-name="P3">Ubuntu is a community-driven project to create an operating system and a full set of applications using free and Open Source software. At the core of the Ubuntu Philosophy of Software Freedom are these core philosophical ideals:</text:p>
      <text:p text:style-name="P15">1.<text:tab/>Every <text:span text:style-name="T2"><office:annotation><dc:creator>Nancy</dc:creator><dc:date>2006-11-02T00:00:00</dc:date><text:p>NL</text:p></office:annotation></text:span>computer user should have the freedom to run, copy, distribute, study, share, change<text:change-start text:change-id="ct150327864"/>,<text:change-end text:change-id="ct150327864"/> and improve their software for any purpose without paying licensing fees. </text:p>
      <text:p text:style-name="P18">2.<text:tab/>Every <text:span text:style-name="T2"><office:annotation><dc:creator>Nancy</dc:creator><dc:date>2006-11-02T00:00:00</dc:date><text:p>NL</text:p></office:annotation></text:span>computer user should be able to use their software in the language of their choice. </text:p>
      <text:p text:style-name="P16">3.<text:tab/>Every <text:span text:style-name="T2"><office:annotation><dc:creator>Nancy</dc:creator><dc:date>2006-11-02T00:00:00</dc:date><text:p>NL</text:p></office:annotation></text:span>computer user should be given every opportunity to use software, even if they work under a disability. </text:p>
      <text:p text:style-name="P1">Our philosophy is reflected in the software we produce and included in our distribution. As a result, the licensing terms of the software we distribute are measured against our philosophy using the Ubuntu License Policy.</text:p>
      <text:p text:style-name="P1">When you install Ubuntu almost all of the software installed already meets these ideals, and we are working to ensure that every single piece of software you need is available under a license that gives you those freedoms. Currently, we make a specific exception for some “drivers” which are only available in binary form, without which many computers will not complete the Ubuntu installation. We place these in a restricted section of your system which makes them trivial to remove if you do not need them.</text:p>
      <text:p text:style-name="P1">For more information on the components of Ubuntu, please see the components section below.</text:p>
      <text:p text:style-name="P10"><text:bookmark-start text:name="free-software"/><text:bookmark-end text:name="free-software"/>Free Software<text:span text:style-name="T3"><office:annotation><dc:creator>Nancy</dc:creator><dc:date>2006-11-02T00:00:00</dc:date><text:p>HB</text:p></office:annotation></text:span></text:p>
      <text:p text:style-name="P3">For Ubuntu, the “free” in “free software” is used primarily in reference to freedom and not to price—although we are committed to not charging for Ubuntu. The most important thing about Ubuntu is not that it is available free of charge, but that it confers rights of software freedom on the people who install and use it. It is those freedoms that enable the Ubuntu community to grow, sharing its collective experience and expertise to improve Ubuntu and make it suitable for use in new countries and new industries.</text:p>
      <text:p text:style-name="P1">Quoting the Free Software Foundation’s “What is Free Software,” the freedoms at the core of free software are defined as<text:span text:style-name="T2"><office:annotation><dc:creator>Nancy</dc:creator><dc:date>2006-11-02T00:00:00</dc:date><text:p>PE: Do we have/need permissions to include this?</text:p></office:annotation></text:span>:</text:p>
      <text:p text:style-name="P4"><text:tab/>The <text:span text:style-name="T2"><office:annotation><dc:creator>Nancy</dc:creator><dc:date>2006-11-02T00:00:00</dc:date><text:p>BL</text:p></office:annotation></text:span>freedom to run the program for any purpose. </text:p>
      <text:p text:style-name="P5"><text:tab/>The <text:span text:style-name="T2"><office:annotation><dc:creator>Nancy</dc:creator><dc:date>2006-11-02T00:00:00</dc:date><text:p>BL</text:p></office:annotation></text:span>freedom to study how the program works and adapt it to your needs. </text:p>
      <text:p text:style-name="P5"><text:tab/>The <text:span text:style-name="T2"><office:annotation><dc:creator>Nancy</dc:creator><dc:date>2006-11-02T00:00:00</dc:date><text:p>BL</text:p></office:annotation></text:span>freedom to redistribute copies so you can help others. </text:p>
      <text:p text:style-name="P6"><text:span text:style-name="T8"><text:tab/></text:span>The <text:span text:style-name="T2"><office:annotation><dc:creator>Nancy</dc:creator><dc:date>2006-11-02T00:00:00</dc:date><text:p>BL</text:p></office:annotation></text:span>freedom to improve the program and release your improvements to the public, so that everyone benefits. </text:p>
      <text:p text:style-name="P1">Free software has been a coherent social movement for more than two decades. This movement has produced millions of lines of code, documentation, and a vibrant community of which Ubuntu is proud to be a part.</text:p>
      <text:p text:style-name="P10">Open Source<text:span text:style-name="T3"><office:annotation><dc:creator>Nancy</dc:creator><dc:date>2006-11-02T00:00:00</dc:date><text:p>HB</text:p></office:annotation></text:span></text:p>
      <text:p text:style-name="P3">Open Source is a term coined in 1998 to remove the ambiguity in the English word “free.” The Open Source Initiative described Open Source software in the Open Source Definition. Open source continues to enjoy growing success and wide recognition.</text:p>
      <text:p text:style-name="P1">Ubuntu is happy to call itself Open Source. While some refer to free and Open Source software as competing movements with different ends, we do not see free and Open Source software as either distinct or incompatible. Ubuntu proudly includes members who identify with both the free software and Open Source camps and many who identify with both.</text:p>
      <text:p text:style-name="P7"><text:bookmark-start text:name="components"/><text:bookmark-end text:name="components"/>Components<text:span text:style-name="T1"><office:annotation><dc:creator>Nancy</dc:creator><dc:date>2006-11-02T00:00:00</dc:date><text:p>HA</text:p></office:annotation></text:span></text:p>
      <text:p text:style-name="P3">The Ubuntu software repository contains thousands of software packages organized into four “components” on the basis of the level of support we can offer them and whether or not they comply with our Free Software Philosophy. The components are called “main,” “restricted,” “universe,” and “multiverse.”</text:p>
      <text:p text:style-name="P8">Note<text:span text:style-name="T3"><office:annotation><dc:creator>Nancy</dc:creator><dc:date>2006-11-02T00:00:00</dc:date><text:p>NoteH</text:p></office:annotation></text:span></text:p>
      <text:p text:style-name="P9">The latest version of <text:span text:style-name="T4">Components</text:span><text:span text:style-name="T5"> </text:span>can be found at: <text:a xlink:type="simple" xlink:href="http://www.ubuntu.com/community/conduct"><text:span text:style-name="Internet_20_link">www.ubuntu.com/ubuntu/components</text:span></text:a><text:span text:style-name="T6"><office:annotation><dc:creator>Nancy</dc:creator><dc:date>2006-11-02T00:00:00</dc:date><text:p>NO</text:p></office:annotation></text:span></text:p>
      <text:p text:style-name="P3">The Ubuntu software repository is divided into four components, main, restricted, universe and multiverse on the basis of our ability to support that software, and whether or not it meets the goals laid out in our Free Software Philosophy.</text:p>
      <text:p text:style-name="P1">The standard Ubuntu installation is a subset of software available from the main and restricted components. You can install additional software using the Synaptic Package Manager or Aptitude. Other components are added by editing the /etc/apt/sources.list file. See man sources.list<text:span text:style-name="T2"><office:annotation><dc:creator>Nancy</dc:creator><dc:date>2006-11-02T00:00:00</dc:date><text:p>CD</text:p></office:annotation></text:span> for more information on editing the sources.list file.</text:p>
      <text:p text:style-name="P19"><text:bookmark-start text:name="main-component"/><text:bookmark-end text:name="main-component"/>“Main” Component<text:span text:style-name="T3"><office:annotation><dc:creator>Nancy</dc:creator><dc:date>2006-11-02T00:00:00</dc:date><text:p>HB</text:p></office:annotation></text:span></text:p>
      <text:p text:style-name="P3">The main distribution component contains applications that are free software, can freely be redistributed, and are fully supported by the Ubuntu team. This includes the most popular and most reliable Open Source applications available, much of which is installed by default when you install Ubuntu.</text:p>
      <text:p text:style-name="P1">Software in main includes a hand-selected list of applications that the Ubuntu developers, community, and users feel are important and that the Ubuntu security and distribution team are willing to support. When you install software from the main component you are assured that the software will come with security updates and technical support.</text:p>
      <text:p text:style-name="P1">We believe that the software in main includes everything most people will need for a fully functional desktop or Internet server running only Open Source software.</text:p>
      <text:p text:style-name="P1">The licenses for software applications in main must be free, but main may also may contain binary firmware and selected fonts that cannot be modified without permission from their authors. In all cases redistribution is unencumbered.</text:p>
      <text:p text:style-name="P10">“Restricted” Component<text:span text:style-name="T3"><office:annotation><dc:creator>Nancy</dc:creator><dc:date>2006-11-02T00:00:00</dc:date><text:p>HB</text:p></office:annotation></text:span></text:p>
      <text:p text:style-name="P3">The restricted component is reserved for software that is very commonly used, and which is supported by the Ubuntu team even though it is not available under a completely free license. Please note that it may not be possible to provide complete support for this software since we are unable to fix the software ourselves but can only forward problem reports to the actual authors.</text:p>
      <text:p text:style-name="P1">Some software from restricted will be installed on Ubuntu CDs but is clearly separated to ensure that it is easy to remove. We include this software because it is essential in order for Ubuntu to run on certain machines. Typical examples are the binary drivers that some video card vendors publish, which are the only way for Ubuntu to run on those machines. By default, we will only use Open Source software unless there is simply no other way to install Ubuntu. The Ubuntu team works with such vendors to accelerate the open-sourcing of their software to ensure that as much software as possible is available under a free license.</text:p>
      <text:p text:style-name="P10"><text:bookmark-start text:name="universe-component"/><text:bookmark-end text:name="universe-component"/>“Universe” Component<text:span text:style-name="T3"><office:annotation><dc:creator>Nancy</dc:creator><dc:date>2006-11-02T00:00:00</dc:date><text:p>HB</text:p></office:annotation></text:span></text:p>
      <text:p text:style-name="P3">The universe component is a snapshot of the free, Open Source, and Linux world. In universe you can find almost every piece of Open Source software and software available under a variety of less open licenses, all built automatically from a variety of public sources. All of this software is compiled against the libraries and using the tools that form part of main, so it should install and work well with the software in main, but it comes with <text:span text:style-name="T9">no guarantee of security fixes and support</text:span>. The universe component includes thousands of pieces of software. Through universe, users are able to have the diversity and flexibility offered by the vast Open Source world on top of a stable Ubuntu core.</text:p>
      <text:p text:style-name="P1"><text:change text:change-id="ct150578320"/><text:change-start text:change-id="ct149965944"/><text:span text:style-name="Strong_20_Emphasis">Note</text:span><text:span text:style-name="T2"><office:annotation><dc:creator>Nancy</dc:creator><dc:date>2006-11-02T00:00:00</dc:date><text:p>NoteH</text:p></office:annotation></text:span><text:change-end text:change-id="ct149965944"/></text:p>
      <text:p text:style-name="P1">Universe is not enabled by default when you install Ubuntu. You need to turn it on yourself. Canonical Ltd. does not provide a guarantee of regular security updates for software found in universe but will provide these where they are made available by the community. Users should understand the risk inherent in using packages from the universe component.</text:p>
      <text:p text:style-name="P1">You can enable the universe component by editing the file /etc/apt/sources.list after installing Ubuntu.</text:p>
      <text:p text:style-name="P1"><text:span text:style-name="T2"><office:annotation><dc:creator>Nancy</dc:creator><dc:date>2006-11-02T00:00:00</dc:date><text:p>NO</text:p></office:annotation></text:span>Popular or well-supported pieces of software will move from universe into main if they are backed by maintainers willing to meet the standards set for main by the Ubuntu team.</text:p>
      <text:p text:style-name="P10">“Multiverse” Component<text:span text:style-name="T3"><office:annotation><dc:creator>Nancy</dc:creator><dc:date>2006-11-02T00:00:00</dc:date><text:p>HB</text:p></office:annotation></text:span></text:p>
      <text:p text:style-name="P3"><text:bookmark-start text:name="multiverse-component"/><text:bookmark-end text:name="multiverse-component"/>The “multiverse” component contains software that is “not free,” which means the licensing requirements of this software do not meet the Ubuntu main Component License Policy.</text:p>
      <text:p text:style-name="P1">The onus is on you to verify your rights to use this software and comply with the licensing terms of the copyright holder.</text:p>
      <text:p text:style-name="P1">This software is not supported and usually cannot be fixed or updated. Use it at your own risk.</text:p>
      <text:p text:style-name="P7"><text:bookmark-start text:name="license-policy"/><text:bookmark-end text:name="license-policy"/>License Policy<text:span text:style-name="T1"><office:annotation><dc:creator>Nancy</dc:creator><dc:date>2006-11-02T00:00:00</dc:date><text:p>HA</text:p></office:annotation></text:span></text:p>
      <text:p text:style-name="P3">Ubuntu is a collection of many computer programs and documents created by thousands of individuals, teams, and companies. Each of these works might come under a different license. Our License Policy describes the process that we follow in determining which software we will ship and by default include on the Ubuntu Install CD.</text:p>
      <text:p text:style-name="P8">Note<text:span text:style-name="T3"><office:annotation><dc:creator>Nancy</dc:creator><dc:date>2006-11-02T00:00:00</dc:date><text:p>NoteH</text:p></office:annotation></text:span></text:p>
      <text:p text:style-name="P9">The latest version of the License Policy can be found at: <text:a xlink:type="simple" xlink:href="http://www.ubuntu.com/ubuntu/philosophy"><text:span text:style-name="Internet_20_link">www.ubuntu.com/ubuntu/licensing</text:span></text:a><text:span text:style-name="T6"><office:annotation><dc:creator>Nancy</dc:creator><dc:date>2006-11-02T00:00:00</dc:date><text:p>NO</text:p></office:annotation></text:span></text:p>
      <text:p text:style-name="P1">The Ubuntu team is <text:span text:style-name="T10">committed to free and Open Source software</text:span>. The exact details of what that means can lead people into a very long debate indeed, often ending up with both sides in violent agreement. The short answer is that it is our absolute conviction that the world is a better (more efficient, more supportable, safer, more interesting, more compassionate, fairer—there are lots of ways to define it) place if you have the source code to all the software on your computer and the right to <text:span text:style-name="T7">use</text:span> that source code in constructive ways.</text:p>
      <text:p text:style-name="P1">We believe that this is important <text:span text:style-name="T9">even if you are not a software developer</text:span>, because someone else in your family who uses your computer might find that they have that interest and talent, and because you could hire someone to exercise those rights on your behalf. We really do believe that this is the central idea that will drive innovation and development in the software industry for the next 20 years—right up until the computers take over, and who knows, maybe they will feel the same way. And we hope to be one of many teams that sticks around sustainably, making a living working in that new world. We would invite you to read more about our Free Software Philosophy and help to shape this policy further. </text:p>
      <text:p text:style-name="P1">The Ubuntu Free Software Philosophy really only addresses the software that you will find in main and restricted. Those components contain software that is fully supported by the Ubuntu team and must comply with this policy. In the universe component you will find just about every other piece of software you can imagine, under a huge variety of licenses—really the full software universe. If you install software from universe please take the time to check the license for yourself.</text:p>
      <text:p text:style-name="P1">here are many definitions of free and free software so we have included<text:span text:style-name="T2"><office:annotation><dc:creator>Nancy</dc:creator><dc:date>2006-11-02T00:00:00</dc:date><text:p>AU: Assuming you delete the first line of this paragraph, recommend you rephrase the opening of this sentence to read: “Since there are many definitions of free and free software, we have included…”</text:p><text:p/></office:annotation></text:span> our own set of guidelines listed below. Ubuntu main Component License Policy<text:span text:style-name="T2"><office:annotation><dc:creator>Nancy</dc:creator><dc:date>2006-11-02T00:00:00</dc:date><text:p>AU: This appears to be a stray fragment. Recommend deleting it since the intro sentence that follows can be easily modified to cover this base.</text:p></office:annotation></text:span></text:p>
      <text:p text:style-name="P20">To comply with the Ubuntu Main Component License Policy, all application software included in the Ubuntu main component:</text:p>
      <text:p text:style-name="P4"><text:span text:style-name="T11"><text:tab/></text:span><text:span text:style-name="T12">Must </text:span><text:span text:style-name="T2"><office:annotation><dc:creator>Nancy</dc:creator><dc:date>2006-11-02T00:00:00</dc:date><text:p>BL</text:p></office:annotation></text:span><text:span text:style-name="T12">include source code</text:span>. The main component has a strict and nonnegotiable requirement that application software included in it must come with full source code. </text:p>
      <text:p text:style-name="P6"><text:span text:style-name="T8"><text:tab/></text:span><text:span text:style-name="T12">Must </text:span><text:span text:style-name="T2"><office:annotation><dc:creator>Nancy</dc:creator><dc:date>2006-11-02T00:00:00</dc:date><text:p>BL</text:p></office:annotation></text:span><text:span text:style-name="T12">allow modification and distribution of modified copies under the same license</text:span><text:span text:style-name="T13">.</text:span> Just having the source code does not convey the same freedom as having the right to change it. Without the ability to modify software, the Ubuntu community cannot support software, fix bugs, translate it, or improve it. </text:p>
      <text:p text:style-name="P10"><text:bookmark-start text:name="ubuntu-main-and-restricted-component-lic"/><text:bookmark-end text:name="ubuntu-main-and-restricted-component-lic"/>Ubuntu “Main” and “Restricted” Component License Policy<text:span text:style-name="T3"><office:annotation><dc:creator>Nancy</dc:creator><dc:date>2006-11-02T00:00:00</dc:date><text:p>HB</text:p></office:annotation></text:span></text:p>
      <text:p text:style-name="P3">All application software in both main and restricted must:</text:p>
      <text:p text:style-name="P4"><text:span text:style-name="T11"><text:tab/></text:span><text:span text:style-name="T12">Allow </text:span><text:span text:style-name="T2"><office:annotation><dc:creator>Nancy</dc:creator><dc:date>2006-11-02T00:00:00</dc:date><text:p>BL</text:p></office:annotation></text:span><text:span text:style-name="T12">redistribution</text:span>. Your right to sell or give away the software alone or as part of an aggregate software distribution is important because:</text:p>
      <text:p text:style-name="P5"><text:tab/>You<text:span text:style-name="T2"><office:annotation><dc:creator>Nancy</dc:creator><dc:date>2006-11-02T00:00:00</dc:date><text:p>BL2</text:p></office:annotation></text:span>, the user, must be able to pass on any software you have received from Ubuntu in either source code or compiled form. </text:p>
      <text:p text:style-name="P5"><text:span text:style-name="T8"><text:tab/></text:span>While <text:span text:style-name="T2"><office:annotation><dc:creator>Nancy</dc:creator><dc:date>2006-11-02T00:00:00</dc:date><text:p>BL2</text:p></office:annotation></text:span>Ubuntu will not charge license fees for this distribution, you might well want to charge to print Ubuntu CD’s, or create your own customized versions of Ubuntu which you sell, and you should have the freedom to do so. </text:p>
      <text:p text:style-name="P5"><text:span text:style-name="T8"><text:tab/></text:span><text:span text:style-name="T12">Not </text:span><text:span text:style-name="T2"><office:annotation><dc:creator>Nancy</dc:creator><dc:date>2006-11-02T00:00:00</dc:date><text:p>BL</text:p></office:annotation></text:span><text:span text:style-name="T12">require royalty payments or any other fee for redistribution or modification</text:span>. It’s important that you can exercise your rights to this software without having to pay for the privilege and that you can pass these rights on to other people on exactly the same basis. </text:p>
      <text:p text:style-name="P5"><text:span text:style-name="T8"><text:tab/></text:span><text:span text:style-name="T12">Allow </text:span><text:span text:style-name="T2"><office:annotation><dc:creator>Nancy</dc:creator><dc:date>2006-11-02T00:00:00</dc:date><text:p>BL</text:p></office:annotation></text:span><text:span text:style-name="T12">these rights to be passed on along with the software</text:span>. You should be able to have exactly the same rights to the software as we do. </text:p>
      <text:p text:style-name="P5"><text:span text:style-name="T8"><text:tab/></text:span><text:span text:style-name="T12">Not </text:span><text:span text:style-name="T2"><office:annotation><dc:creator>Nancy</dc:creator><dc:date>2006-11-02T00:00:00</dc:date><text:p>BL</text:p></office:annotation></text:span><text:span text:style-name="T12">discriminate against persons, groups, or against fields of endeavor</text:span>. The license of software included in Ubuntu can not discriminate against anyone or any group of users and cannot restrict users from using the software for a particular field of endeavor—a business for example. Thus we will not distribute software that is licensed “freely for noncommercial use.” </text:p>
      <text:p text:style-name="P5"><text:span text:style-name="T8"><text:tab/></text:span><text:span text:style-name="T12">Not be distributed under a license specific to Ubuntu</text:span>. The rights attached to the software must not depend on the program’s being part of Ubuntu system. So we will not distribute software for which Ubuntu has a “special” exemption or right, and we will not put our own software into Ubuntu and then refuse you the right to pass it on. </text:p>
      <text:p text:style-name="P5"><text:span text:style-name="T8"><text:tab/></text:span><text:span text:style-name="T12">Not contaminate other software licenses</text:span>. The license must not place restrictions on other software that is distributed along with it. For example, the license must not insist that all other programs distributed on the same medium be free software. </text:p>
      <text:p text:style-name="P6"><text:span text:style-name="T8"><text:tab/></text:span><text:span text:style-name="T12">Require source modifications to be distributed as patches if necessary</text:span><text:span text:style-name="T13">.</text:span> In some cases, software authors are happy for us to distribute their software and modifications to their software as long as the two are distributed separately so that people always have a copy of their pristine code. We are happy to respect this preference. However, the license must explicitly permit distribution of software built from modified source code. </text:p>
      <text:p text:style-name="P10"><text:bookmark-start text:name="documentation-firmware-and-drivers"/><text:bookmark-end text:name="documentation-firmware-and-drivers"/>Documentation, Firmware, and Drivers<text:span text:style-name="T3"><office:annotation><dc:creator>Nancy</dc:creator><dc:date>2006-11-02T00:00:00</dc:date><text:p>HB</text:p></office:annotation></text:span></text:p>
      <text:p text:style-name="P3">Ubuntu contains licensed and copyrighted works that are not application software. For example, the default Ubuntu installation includes documentation, images, sounds, video clips, and firmware. The Ubuntu community will make decisions on the inclusion of these works on a case-by-case basis, ensuring that these works do not restrict our ability to make Ubuntu available free of charge, and that Ubuntu remains redistributable by you. </text:p>
      <text:p text:style-name="P1">The Ubuntu team recognizes that many users have vital hardware in their computer that requires drivers that are currently only available in binary format. We urge all hardware vendors to insist that their suppliers provide Open Source drivers for their components, but we recognize that in some cases binary drivers are the only way to make your hardware work. As a result, Ubuntu includes several of these drivers on the CD and in the repository, clearly separated from the rest of the software by being placed in the restricted component.</text:p>
      <text:p text:style-name="P1">Binary drivers are a poor choice, if you have a choice. Without source code, Ubuntu cannot support this software. We only provide it for users who require it to be able to run the free software we provide in main. Also, we cannot make binary drivers available on other architectures (such as Mac or IPAQ) if we don’t have the ability to port the software source code ourselves. If your hardware is fully supported with Open Source drivers you can simply remove the restricted component, and we would encourage you to do so.</text:p>
      <text:p text:style-name="P10"><text:bookmark-start text:name="software-installed-by-default"/><text:bookmark-end text:name="software-installed-by-default"/>Software Installed by Default<text:span text:style-name="T3"><office:annotation><dc:creator>Nancy</dc:creator><dc:date>2006-11-02T00:00:00</dc:date><text:p>HB</text:p></office:annotation></text:span></text:p>
      <text:p text:style-name="P3">When you install Ubuntu, you will typically install a complete desktop environment. It is also possible to install a minimal set of software (just enough to boot your machine) and then manually select the precise software applications to install. Such a “custom” install is usually favored by server administrators, who prefer to keep only the software they absolutely need on the server.</text:p>
      <text:p text:style-name="P1">All of the application software installed by default is free software. In addition, we install some hardware drivers that are available only in binary format, but such packages are clearly marked in the restricted compo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IT" style:family="paragraph" style:parent-style-name="Body"/>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reface" style:family="paragraph" style:parent-style-name="Standard">
      <style:paragraph-properties fo:margin-top="0in" fo:margin-bottom="0.0835in" style:line-height-at-least="0.1665in"/>
      <style:text-properties fo:color="#000000" style:font-name="Times New Roman"/>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ab-stops>
          <style:tab-stop style:position="0in"/>
        </style:tab-stops>
      </style:paragraph-properties>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BX" style:family="paragraph" style:parent-style-name="BL" style:next-style-name="Body">
      <style:paragraph-properties fo:margin-top="0in" fo:margin-bottom="0.0835in"/>
    </style:style>
    <style:style style:name="BLX" style:family="paragraph" style:parent-style-name="BL"/>
    <style:style style:name="NCPX" style:family="paragraph" style:parent-style-name="NCP" style:next-style-name="NO">
      <style:paragraph-properties fo:margin-top="0in" fo:margin-bottom="0.0417in"/>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fo:font-size="9pt" style:font-size-asian="9pt" style:font-name-complex="StarSymbol" style:font-size-complex="9pt"/>
    </style:style>
    <style:style style:name="WW8Num5z0" style:family="text">
      <style:text-properties style:font-name="Times New Roman" fo:font-style="normal" fo:font-weight="bold" style:font-style-asian="normal" style:font-weight-asian="bold"/>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BulletSymbol" style:family="text">
      <style:text-properties fo:color="#000000" style:font-name="Courier New" fo:font-size="11pt" fo:font-weight="bold" style:font-size-asian="11pt" style:font-weight-asian="bold"/>
    </style:style>
    <style:style style:name="C1" style:family="text">
      <style:text-properties fo:color="#000000" style:font-name="Courier New" fo:font-size="10pt" style:font-size-asian="10pt"/>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Helvetica" fo:font-size="9pt" fo:font-style="normal" fo:font-weight="bold" style:font-size-asian="9pt" style:font-style-asian="normal" style:font-weight-asian="bold"/>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945in" text:min-label-width="0.1965in"/>
        <style:text-properties style:font-name="Symbol"/>
      </text:list-level-style-bullet>
      <text:list-level-style-bullet text:level="2" text:style-name="WW8Num5z0" style:num-suffix="." text:bullet-char="">
        <style:list-level-properties text:space-before="0.7854in" text:min-label-width="0.1965in"/>
        <style:text-properties style:font-name="Symbol"/>
      </text:list-level-style-bullet>
      <text:list-level-style-bullet text:level="3" text:style-name="WW8Num5z0" style:num-suffix="." text:bullet-char="">
        <style:list-level-properties text:space-before="1.2764in" text:min-label-width="0.1965in"/>
        <style:text-properties style:font-name="Symbol"/>
      </text:list-level-style-bullet>
      <text:list-level-style-bullet text:level="4" text:style-name="WW8Num5z0" style:num-suffix="." text:bullet-char="">
        <style:list-level-properties text:space-before="1.7673in" text:min-label-width="0.1965in"/>
        <style:text-properties style:font-name="Symbol"/>
      </text:list-level-style-bullet>
      <text:list-level-style-bullet text:level="5" text:style-name="WW8Num5z0" style:num-suffix="." text:bullet-char="">
        <style:list-level-properties text:space-before="2.2583in" text:min-label-width="0.1965in"/>
        <style:text-properties style:font-name="Symbol"/>
      </text:list-level-style-bullet>
      <text:list-level-style-bullet text:level="6" text:style-name="WW8Num5z0" style:num-suffix="." text:bullet-char="">
        <style:list-level-properties text:space-before="2.7492in" text:min-label-width="0.1965in"/>
        <style:text-properties style:font-name="Symbol"/>
      </text:list-level-style-bullet>
      <text:list-level-style-bullet text:level="7" text:style-name="WW8Num5z0" style:num-suffix="." text:bullet-char="">
        <style:list-level-properties text:space-before="3.2402in" text:min-label-width="0.1965in"/>
        <style:text-properties style:font-name="Symbol"/>
      </text:list-level-style-bullet>
      <text:list-level-style-bullet text:level="8" text:style-name="WW8Num5z0" style:num-suffix="." text:bullet-char="">
        <style:list-level-properties text:space-before="3.7315in" text:min-label-width="0.1965in"/>
        <style:text-properties style:font-name="Symbol"/>
      </text:list-level-style-bullet>
      <text:list-level-style-bullet text:level="9" text:style-name="WW8Num5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945in" text:min-label-width="0.1965in"/>
        <style:text-properties style:font-name="Symbol"/>
      </text:list-level-style-bullet>
      <text:list-level-style-bullet text:level="2" text:style-name="WW8Num6z0" style:num-suffix="." text:bullet-char="">
        <style:list-level-properties text:space-before="0.7854in" text:min-label-width="0.1965in"/>
        <style:text-properties style:font-name="Symbol"/>
      </text:list-level-style-bullet>
      <text:list-level-style-bullet text:level="3" text:style-name="WW8Num6z0" style:num-suffix="." text:bullet-char="">
        <style:list-level-properties text:space-before="1.2764in" text:min-label-width="0.1965in"/>
        <style:text-properties style:font-name="Symbol"/>
      </text:list-level-style-bullet>
      <text:list-level-style-bullet text:level="4" text:style-name="WW8Num6z0" style:num-suffix="." text:bullet-char="">
        <style:list-level-properties text:space-before="1.7673in" text:min-label-width="0.1965in"/>
        <style:text-properties style:font-name="Symbol"/>
      </text:list-level-style-bullet>
      <text:list-level-style-bullet text:level="5" text:style-name="WW8Num6z0" style:num-suffix="." text:bullet-char="">
        <style:list-level-properties text:space-before="2.2583in" text:min-label-width="0.1965in"/>
        <style:text-properties style:font-name="Symbol"/>
      </text:list-level-style-bullet>
      <text:list-level-style-bullet text:level="6" text:style-name="WW8Num6z0" style:num-suffix="." text:bullet-char="">
        <style:list-level-properties text:space-before="2.7492in" text:min-label-width="0.1965in"/>
        <style:text-properties style:font-name="Symbol"/>
      </text:list-level-style-bullet>
      <text:list-level-style-bullet text:level="7" text:style-name="WW8Num6z0" style:num-suffix="." text:bullet-char="">
        <style:list-level-properties text:space-before="3.2402in" text:min-label-width="0.1965in"/>
        <style:text-properties style:font-name="Symbol"/>
      </text:list-level-style-bullet>
      <text:list-level-style-bullet text:level="8" text:style-name="WW8Num6z0" style:num-suffix="." text:bullet-char="">
        <style:list-level-properties text:space-before="3.7315in" text:min-label-width="0.1965in"/>
        <style:text-properties style:font-name="Symbol"/>
      </text:list-level-style-bullet>
      <text:list-level-style-bullet text:level="9" text:style-name="WW8Num6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945in" text:min-label-width="0.1965in"/>
        <style:text-properties style:font-name="Symbol"/>
      </text:list-level-style-bullet>
      <text:list-level-style-bullet text:level="2" text:style-name="WW8Num7z0" style:num-suffix="." text:bullet-char="">
        <style:list-level-properties text:space-before="0.7854in" text:min-label-width="0.1965in"/>
        <style:text-properties style:font-name="Symbol"/>
      </text:list-level-style-bullet>
      <text:list-level-style-bullet text:level="3" text:style-name="WW8Num7z0" style:num-suffix="." text:bullet-char="">
        <style:list-level-properties text:space-before="1.2764in" text:min-label-width="0.1965in"/>
        <style:text-properties style:font-name="Symbol"/>
      </text:list-level-style-bullet>
      <text:list-level-style-bullet text:level="4" text:style-name="WW8Num7z0" style:num-suffix="." text:bullet-char="">
        <style:list-level-properties text:space-before="1.7673in" text:min-label-width="0.1965in"/>
        <style:text-properties style:font-name="Symbol"/>
      </text:list-level-style-bullet>
      <text:list-level-style-bullet text:level="5" text:style-name="WW8Num7z0" style:num-suffix="." text:bullet-char="">
        <style:list-level-properties text:space-before="2.2583in" text:min-label-width="0.1965in"/>
        <style:text-properties style:font-name="Symbol"/>
      </text:list-level-style-bullet>
      <text:list-level-style-bullet text:level="6" text:style-name="WW8Num7z0" style:num-suffix="." text:bullet-char="">
        <style:list-level-properties text:space-before="2.7492in" text:min-label-width="0.1965in"/>
        <style:text-properties style:font-name="Symbol"/>
      </text:list-level-style-bullet>
      <text:list-level-style-bullet text:level="7" text:style-name="WW8Num7z0" style:num-suffix="." text:bullet-char="">
        <style:list-level-properties text:space-before="3.2402in" text:min-label-width="0.1965in"/>
        <style:text-properties style:font-name="Symbol"/>
      </text:list-level-style-bullet>
      <text:list-level-style-bullet text:level="8" text:style-name="WW8Num7z0" style:num-suffix="." text:bullet-char="">
        <style:list-level-properties text:space-before="3.7315in" text:min-label-width="0.1965in"/>
        <style:text-properties style:font-name="Symbol"/>
      </text:list-level-style-bullet>
      <text:list-level-style-bullet text:level="9" text:style-name="WW8Num7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number text:level="1" style:num-prefix="Appendix " style:num-format="A" style:num-letter-sync="true" text:start-value="2"/>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45in" fo:margin-top="0.4555in" style:dynamic-spacing="true"/>
      </style:footer-style>
    </style:page-layout>
  </office:automatic-styles>
  <office:master-styles>
    <style:master-page style:name="Standard" style:page-layout-name="pm1">
      <style:footer>
        <text:p text:style-name="P1">Appendix B, <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 Styles</dc:title>
    <meta:initial-creator>Tyrrell Albaugh</meta:initial-creator>
    <meta:creation-date>2006-05-24T22:23:00</meta:creation-date>
    <dc:creator>Nancy</dc:creator>
    <dc:date>2006-05-24T22:23:00</dc:date>
    <meta:print-date>2000-10-24T17:22: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15" meta:paragraph-count="107" meta:word-count="3726" meta:character-count="22506"/>
  </office:meta>
</office:document-meta>
</file>